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9333in" fo:margin-left="-0.0063in" fo:margin-right="-0.0021in" table:align="margins" table:border-model="collapsing"/>
    </style:style>
    <style:style style:name="Table2.A" style:family="table-column">
      <style:table-column-properties style:column-width="2.9792in" style:rel-column-width="28159*"/>
    </style:style>
    <style:style style:name="Table2.B" style:family="table-column">
      <style:table-column-properties style:column-width="3.9542in" style:rel-column-width="37376*"/>
    </style:style>
    <style:style style:name="Table2.A1" style:family="table-cell">
      <style:table-cell-properties fo:padding="0.0382in" fo:border-left="0.0007in solid #ffffff" fo:border-right="none" fo:border-top="0.0007in solid #ffffff" fo:border-bottom="0.0007in solid #ffffff"/>
    </style:style>
    <style:style style:name="Table2.B1" style:family="table-cell">
      <style:table-cell-properties fo:padding="0.0382in" fo:border="0.0007in solid #ffffff"/>
    </style:style>
    <style:style style:name="Table2.2" style:family="table-row">
      <style:table-row-properties style:min-row-height="0.2674in"/>
    </style:style>
    <style:style style:name="Table2.A2" style:family="table-cell">
      <style:table-cell-properties fo:padding="0.0382in" fo:border-left="0.0007in solid #ffffff" fo:border-right="none" fo:border-top="none" fo:border-bottom="0.0007in solid #ffffff"/>
    </style:style>
    <style:style style:name="Table2.B2" style:family="table-cell">
      <style:table-cell-properties fo:padding="0.0382in" fo:border-left="0.0007in solid #ffffff" fo:border-right="0.0007in solid #ffffff" fo:border-top="none" fo:border-bottom="0.0007in solid #ffffff"/>
    </style:style>
    <style:style style:name="Table1" style:family="table">
      <style:table-properties style:width="6.9271in" fo:margin-left="0in" fo:margin-right="-0.0021in" table:align="margins"/>
    </style:style>
    <style:style style:name="Table1.A" style:family="table-column">
      <style:table-column-properties style:column-width="0.3229in" style:rel-column-width="3055*"/>
    </style:style>
    <style:style style:name="Table1.B" style:family="table-column">
      <style:table-column-properties style:column-width="3.2292in" style:rel-column-width="30550*"/>
    </style:style>
    <style:style style:name="Table1.C" style:family="table-column">
      <style:table-column-properties style:column-width="1.1208in" style:rel-column-width="10603*"/>
    </style:style>
    <style:style style:name="Table1.D" style:family="table-column">
      <style:table-column-properties style:column-width="2.2542in" style:rel-column-width="2132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hadow="none"/>
    </style:style>
    <style:style style:name="Table3.A" style:family="table-column">
      <style:table-column-properties style:column-width="0.2083in" style:rel-column-width="300*"/>
    </style:style>
    <style:style style:name="Table3.B" style:family="table-column">
      <style:table-column-properties style:column-width="6.7188in" style:rel-column-width="9675*"/>
    </style:style>
    <style:style style:name="Table3.A1" style:family="table-cell">
      <style:table-cell-properties fo:padding="0.0382in" fo:border-left="0.0007in solid #ffffff" fo:border-right="none" fo:border-top="0.0007in solid #ffffff" fo:border-bottom="0.0007in solid #ffffff"/>
    </style:style>
    <style:style style:name="Table3.B1" style:family="table-cell">
      <style:table-cell-properties fo:padding="0.0382in" fo:border="0.0007in solid #ffffff"/>
    </style:style>
    <style:style style:name="Table3.A2" style:family="table-cell">
      <style:table-cell-properties fo:padding="0.0382in" fo:border-left="0.0007in solid #ffffff" fo:border-right="none" fo:border-top="none" fo:border-bottom="0.0007in solid #ffffff"/>
    </style:style>
    <style:style style:name="Table3.B2" style:family="table-cell">
      <style:table-cell-properties fo:padding="0.0382in" fo:border-left="0.0007in solid #ffffff" fo:border-right="0.0007in solid #ffffff" fo:border-top="none" fo:border-bottom="0.0007in solid #ffffff"/>
    </style:style>
    <style:style style:name="P1" style:family="paragraph" style:parent-style-name="Text_20_body">
      <style:paragraph-properties fo:margin-top="0in" fo:margin-bottom="0in"/>
    </style:style>
    <style:style style:name="P2" style:family="paragraph" style:parent-style-name="Text_20_body">
      <style:paragraph-properties fo:margin-top="0in" fo:margin-bottom="0in" fo:text-align="center" style:justify-single-word="false"/>
      <style:text-properties fo:font-size="13pt" fo:font-weight="bold" style:font-size-asian="13pt" style:font-size-complex="13pt"/>
    </style:style>
    <style:style style:name="P3" style:family="paragraph" style:parent-style-name="Text_20_body">
      <style:paragraph-properties fo:margin-top="0in" fo:margin-bottom="0in" fo:text-align="center" style:justify-single-word="false"/>
      <style:text-properties fo:font-size="13pt" fo:font-weight="bold" style:font-size-asian="13pt" style:font-weight-asian="bold" style:font-size-complex="13pt" style:font-weight-complex="bold"/>
    </style:style>
    <style:style style:name="P4" style:family="paragraph" style:parent-style-name="Text_20_body">
      <style:paragraph-properties fo:margin-top="0in" fo:margin-bottom="0in" fo:text-align="center" style:justify-single-word="false"/>
      <style:text-properties fo:font-size="13pt" style:text-underline-style="solid" style:text-underline-width="auto" style:text-underline-color="font-color" fo:font-weight="bold" style:font-size-asian="13pt" style:font-size-complex="13pt"/>
    </style:style>
    <style:style style:name="P5" style:family="paragraph" style:parent-style-name="Text_20_body">
      <style:paragraph-properties fo:margin-top="0in" fo:margin-bottom="0in"/>
      <style:text-properties fo:font-size="14pt" fo:font-weight="bold"/>
    </style:style>
    <style:style style:name="P6" style:family="paragraph" style:parent-style-name="Text_20_body">
      <style:paragraph-properties fo:margin-top="0in" fo:margin-bottom="0.0835in"/>
    </style:style>
    <style:style style:name="P7" style:family="paragraph" style:parent-style-name="Text_20_body">
      <style:paragraph-properties fo:margin-top="0in" fo:margin-bottom="0.0835in"/>
      <style:text-properties fo:font-size="12pt" style:font-size-asian="12pt" style:font-size-complex="12pt"/>
    </style:style>
    <style:style style:name="P8" style:family="paragraph" style:parent-style-name="Text_20_body">
      <style:paragraph-properties fo:margin-top="0in" fo:margin-bottom="0.0835in" fo:text-align="center" style:justify-single-word="false"/>
      <style:text-properties fo:font-size="12pt" style:font-size-asian="12pt" style:font-size-complex="12pt"/>
    </style:style>
    <style:style style:name="P9" style:family="paragraph" style:parent-style-name="Text_20_body">
      <style:paragraph-properties fo:margin-top="0in" fo:margin-bottom="0.0835in"/>
      <style:text-properties fo:font-size="12pt" fo:font-weight="bold" style:font-size-asian="12pt" style:font-size-complex="12pt"/>
    </style:style>
    <style:style style:name="P10" style:family="paragraph" style:parent-style-name="Text_20_body">
      <style:paragraph-properties fo:margin-top="0in" fo:margin-bottom="0.0835in" fo:text-align="center" style:justify-single-word="false"/>
      <style:text-properties fo:font-size="12pt" fo:font-weight="bold" style:font-size-asian="12pt" style:font-size-complex="12pt"/>
    </style:style>
    <style:style style:name="P11" style:family="paragraph" style:parent-style-name="Text_20_body">
      <style:paragraph-properties fo:margin-top="0in" fo:margin-bottom="0.0835in" fo:text-align="justify" style:justify-single-word="false"/>
      <style:text-properties fo:font-size="12pt" fo:font-style="italic" style:font-size-asian="12pt" style:font-size-complex="12pt"/>
    </style:style>
    <style:style style:name="P12" style:family="paragraph" style:parent-style-name="Table_20_Contents">
      <style:text-properties fo:font-size="12pt" style:font-size-asian="12pt" style:font-size-complex="12pt"/>
    </style:style>
    <style:style style:name="P13" style:family="paragraph" style:parent-style-name="Table_20_Contents">
      <style:paragraph-properties fo:text-align="center" style:justify-single-word="false"/>
      <style:text-properties fo:font-size="12pt" style:font-size-asian="12pt" style:font-size-complex="12pt"/>
    </style:style>
    <style:style style:name="P1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font-size="12pt" style:font-size-asian="12pt" style:font-size-complex="12pt"/>
    </style:style>
    <style:style style:name="P1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7" style:family="paragraph" style:parent-style-name="Text_20_body">
      <style:paragraph-properties fo:margin-top="0in" fo:margin-bottom="0.0835in" fo:text-align="start" style:justify-single-word="false"/>
      <style:text-properties fo:font-size="12pt" style:font-size-asian="12pt" style:font-size-complex="12pt"/>
    </style:style>
    <style:style style:name="P18" style:family="paragraph" style:parent-style-name="Text_20_body">
      <style:paragraph-properties fo:margin-top="0in" fo:margin-bottom="0.0835in" fo:text-align="center" style:justify-single-word="false"/>
      <style:text-properties fo:font-size="12pt"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style:style>
    <style:style style:name="T4" style:family="text">
      <style:text-properties fo:font-size="12pt" style:font-size-asian="12pt" style:font-size-complex="12pt"/>
    </style:style>
    <style:style style:name="T5" style:family="text">
      <style:text-properties fo:font-size="12pt" fo:font-weight="bold"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row>
          <table:table-cell table:style-name="Table2.A1" office:value-type="string">
            <text:p text:style-name="P2">SỞ CẢNH SÁT PC&amp;CC TP.HCM</text:p>
          </table:table-cell>
          <table:table-cell table:style-name="Table2.B1" office:value-type="string">
            <text:p text:style-name="P2">CÔNG HÒA XÃ HỘI CHỦ NGHĨA VIỆT NAM</text:p>
          </table:table-cell>
        </table:table-row>
        <table:table-row table:style-name="Table2.2">
          <table:table-cell table:style-name="Table2.A2" office:value-type="string">
            <text:p text:style-name="P3"><text:text-input text:description="departmentName">DEPARTMENT NAME</text:text-input></text:p>
          </table:table-cell>
          <table:table-cell table:style-name="Table2.B2" office:value-type="string">
            <text:p text:style-name="P4">Độc lập – Tự do – Hạnh phúc</text:p>
          </table:table-cell>
        </table:table-row>
      </table:table>
      <text:p text:style-name="P5"><text:s text:c="9"/></text:p>
      <text:p text:style-name="P2">PHIẾU NHẬN</text:p>
      <text:p text:style-name="P2"><text:text-input text:description="fileName">FILE NAME</text:text-input></text:p>
      <text:p text:style-name="P1"/>
      <text:p text:style-name="P1"/>
      <text:p text:style-name="P1"/>
      <text:p text:style-name="P8"><text:text-input text:description="applicationDateTime">Application Date Time</text:text-input></text:p>
      <text:p text:style-name="P8">Tại Sở Cảnh Sát PC&amp;CC TP. Hồ Chí Minh.</text:p>
      <text:p text:style-name="P7">Họ và tên người giao hồ sơ : <text:text-input text:description="applicantName">Applicant Name</text:text-input></text:p>
      <text:p text:style-name="P7">Đại diện đơn vị : <text:text-input text:description="applicantRepresentation">Applicant Representation</text:text-input></text:p>
      <text:p text:style-name="P7">Điện thoại : <text:text-input text:description="applicantTelephone">Applicant Telephone</text:text-input></text:p>
      <text:p text:style-name="P7">Họ và tên người nhận hồ sơ : <text:text-input text:description="receiverOfUnit">Receiver Of Unit</text:text-input></text:p>
      <text:p text:style-name="P7">Đại diện đơn vị : <text:span text:style-name="T2"><text:text-input text:description="receiverRepresentation">Receiver Representation</text:text-input></text:span></text:p>
      <text:p text:style-name="P7">Điện thoại : <text:text-input text:description="receiverTelephone">Receiver Telephone</text:text-input></text:p>
      <text:p text:style-name="P10">Đã tiến hành giao nhận hồ sơ thiết kế</text:p>
      <text:p text:style-name="P7">Công trình : <text:text-input text:description="projectName">Project Name</text:text-input></text:p>
      <text:p text:style-name="P7">Hạng mục : <text:text-input text:description="applicantCategory">Applicant Category</text:text-input></text:p>
      <text:p text:style-name="P7">Địa điểm xây dựng : <text:text-input text:description="addressBuilder">Address Builder</text:text-input></text:p>
      <text:p text:style-name="P7">Chủ đầu tư : <text:text-input text:description="investor">Investor</text:text-input></text:p>
      <text:p text:style-name="P7">Đơn vị thiết kế : <text:text-input text:description="designCop">DesignCop</text:text-input></text:p>
      <text:p text:style-name="P8"><text:span text:style-name="T1">Với: </text:span><text:span text:style-name="T1"><text:text-input text:description="numberAttachedFile">Number Attached File</text:text-input></text:span><text:span text:style-name="T1"> bộ hồ sơ, gồm:</text:span></text:p>
      <table:table table:name="Table3" table:style-name="Table3">
        <table:table-column table:style-name="Table3.A"/>
        <table:table-column table:style-name="Table3.B"/>
        <table:table-row>
          <table:table-cell table:style-name="Table3.A1" office:value-type="string">
            <text:p text:style-name="P16"><text:script script:language="JOOScript">@table:table-row 
[#list attachedFileList as attachedFile] 
[#if (attachedFile_index % 2) = 0] 
[#-- next row contains else and ends list --] </text:script><text:script script:language="JOOScript">${attachedFile_index + 1}/</text:script></text:p>
          </table:table-cell>
          <table:table-cell table:style-name="Table3.B1" office:value-type="string">
            <text:p text:style-name="P15"><text:script script:language="JOOScript">${attachedFile.attachedFileName}</text:script></text:p>
          </table:table-cell>
        </table:table-row>
        <table:table-row>
          <table:table-cell table:style-name="Table3.A2" office:value-type="string">
            <text:p text:style-name="P16"><text:script script:language="JOOScript">@table:table-row 
[#-- continue IF started by previous row --] 
[#else] 
 
@/table:table-row 
[#-- end stuff started by previous row --] 
[/#if] 
[/#list] </text:script><text:script script:language="JOOScript">${attachedFile_index + 1}/</text:script></text:p>
          </table:table-cell>
          <table:table-cell table:style-name="Table3.B2" office:value-type="string">
            <text:p text:style-name="P15"><text:script script:language="JOOScript">${attachedFile.attachedFileName}</text:script></text:p>
          </table:table-cell>
        </table:table-row>
      </table:table>
      <text:p text:style-name="P17"><text:span text:style-name="T2"><text:s/></text:span><text:span text:style-name="T2"><text:script script:language="JOOScript">${size + 1}/</text:script></text:span><text:span text:style-name="T2"> </text:span>Tài liệu và các bản vẽ thiết kế kèm theo:</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TT</text:p>
          </table:table-cell>
          <table:table-cell table:style-name="Table1.A1" office:value-type="string">
            <text:p text:style-name="P14">TÀI LIỆU, BẢN VẼ</text:p>
          </table:table-cell>
          <table:table-cell table:style-name="Table1.A1" office:value-type="string">
            <text:p text:style-name="P14">SỐ LƯỢNG</text:p>
          </table:table-cell>
          <table:table-cell table:style-name="Table1.D1" office:value-type="string">
            <text:p text:style-name="P14">GHI CHÚ</text:p>
          </table:table-cell>
        </table:table-row>
        <table:table-row>
          <table:table-cell table:style-name="Table1.A2" office:value-type="string">
            <text:p text:style-name="P13"><text:script script:language="JOOScript">${paintDocument_index + 1}</text:script> <text:s/><text:script script:language="JOOScript">@table:table-row 
[#list paintDocumentList as paintDocument] 
[#if (paintDocument_index % 2) = 0] 
[#-- next row contains else and ends list --] </text:script></text:p>
          </table:table-cell>
          <table:table-cell table:style-name="Table1.A2" office:value-type="string">
            <text:p text:style-name="P12"><text:script script:language="JOOScript">${paintDocument.paintDocumentName}</text:script></text:p>
          </table:table-cell>
          <table:table-cell table:style-name="Table1.A2" office:value-type="string">
            <text:p text:style-name="P13"><text:script script:language="JOOScript">${paintDocument.quantity}</text:script></text:p>
          </table:table-cell>
          <table:table-cell table:style-name="Table1.D2" office:value-type="string">
            <text:p text:style-name="P12"><text:script script:language="JOOScript">${paintDocument.note}</text:script></text:p>
          </table:table-cell>
        </table:table-row>
        <table:table-row>
          <table:table-cell table:style-name="Table1.A2" office:value-type="string">
            <text:p text:style-name="P13"><text:script script:language="JOOScript">${paintDocument_index + 1}</text:script> <text:s/><text:script script:language="JOOScript">@table:table-row 
[#-- continue IF started by previous row --] 
[#else] 
 
@/table:table-row 
[#-- end stuff started by previous row --] 
[/#if] 
[/#list] </text:script></text:p>
          </table:table-cell>
          <table:table-cell table:style-name="Table1.A2" office:value-type="string">
            <text:p text:style-name="P12"><text:script script:language="JOOScript">${paintDocument.paintDocumentName}</text:script></text:p>
          </table:table-cell>
          <table:table-cell table:style-name="Table1.A2" office:value-type="string">
            <text:p text:style-name="P13"><text:script script:language="JOOScript">${paintDocument.quantity}</text:script></text:p>
          </table:table-cell>
          <table:table-cell table:style-name="Table1.D2" office:value-type="string">
            <text:p text:style-name="P12"><text:script script:language="JOOScript">${paintDocument.note}</text:script></text:p>
          </table:table-cell>
        </table:table-row>
      </table:table>
      <text:p text:style-name="P9"><text:s/><text:script script:language="JOOScript">${size + 2}/</text:script> Kết luận về hồ sơ thẩm duyệt về PCCC:</text:p>
      <text:p text:style-name="P7">-<text:span text:style-name="T3"> </text:span>Tính pháp lý của hồ sơ:</text:p>
      <text:p text:style-name="P7">-<text:span text:style-name="T3"> </text:span>Số lượng tài liệu, bản vẽ: <text:text-input text:description="numberPaintDocument">Number Paint Document</text:text-input></text:p>
      <text:p text:style-name="P7"><text:span text:style-name="T1"><text:s/></text:span><text:span text:style-name="T1"><text:script script:language="JOOScript">${size + 3}/</text:script></text:span> <text:span text:style-name="T1">Ngày trả hồ sơ: </text:span><text:span text:style-name="T1"><text:text-input text:description="expectedReturningDate">Expected Returning Date</text:text-input></text:span></text:p>
      <text:p text:style-name="P11">(Trường hợp hồ sơ sau khi nhận vào, đối chiếu tiêu chuẩn, quy phạm về an toàn PCCC  không đảm bảo theo yêu cầu quy định. Sở cảnh sát PC&amp;CC sẽ có công văn hướng dẫn điều chỉnh thiết kế. Thời gian điều chỉnh thiết kế không tính vào thời gian thụ lý hồ sơ. Thời gian trả hồ sơ được tính từ ngày chủ đầu tư điều chỉnh thiết kế đầy đủ theo nội dung hướng dẫn.)</text:p>
      <text:p text:style-name="P6"><text:soft-page-break/></text:p>
      <text:p text:style-name="P6"><text:s text:c="16"/><text:span text:style-name="T5">NGƯỜI GIAO HỒ SƠ <text:s text:c="49"/></text:span><text:span text:style-name="T4"><text:s/></text:span><text:span text:style-name="T5">NGƯỜI NHẬN HỒ SƠ</text:span></text:p>
      <text:p text:style-name="P6"><text:s text:c="22"/><text:span text:style-name="T4">(Chữ ký, họ tên) <text:s text:c="64"/>(Chữ ký, họ tên)</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29T09:44:18.34</meta:creation-date>
    <dc:date>2009-05-04T15:51:50.53</dc:date>
    <meta:editing-duration>PT13H49M13S</meta:editing-duration>
    <meta:editing-cycles>140</meta:editing-cycles>
    <meta:generator>OpenOffice.org/3.0$Win32 OpenOffice.org_project/300m15$Build-9379</meta:generator>
    <meta:document-statistic meta:table-count="3" meta:image-count="0" meta:object-count="0" meta:page-count="2" meta:paragraph-count="46" meta:word-count="275" meta:character-count="1462"/>
    <meta:user-defined meta:name="Info 1"/>
    <meta:user-defined meta:name="Info 2"/>
    <meta:user-defined meta:name="Info 3"/>
    <meta:user-defined meta:name="Info 4"/>
  </office:meta>
</office:document-meta>
</file>